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5b7" officeooo:paragraph-rsid="001d45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h balh!!!!</text:p>
      <text:p text:style-name="P1">that is amaz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6:24:31.752519081</meta:creation-date>
    <dc:date>2024-01-16T06:26:16.867745231</dc:date>
    <meta:editing-duration>PT1M46S</meta:editing-duration>
    <meta:editing-cycles>1</meta:editing-cycles>
    <meta:document-statistic meta:table-count="0" meta:image-count="0" meta:object-count="0" meta:page-count="1" meta:paragraph-count="2" meta:word-count="5" meta:character-count="28" meta:non-whitespace-character-count="25"/>
    <meta:generator>LibreOffice/7.3.7.2$Linux_X86_64 LibreOffice_project/30$Build-2</meta:generator>
  </office:meta>
</office:document-meta>
</file>